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4000002B3EFF32323FE50C0F6.png" manifest:media-type="image/png"/>
  <manifest:file-entry manifest:full-path="Pictures/1000000000000160000001A8DA136BA98DEE24F0.png" manifest:media-type="image/png"/>
  <manifest:file-entry manifest:full-path="Pictures/1000000000000160000001A876D8B8DFACEB18DD.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Lucida Grande', sans-serif"/>
  </office:font-face-decls>
  <office:automatic-styles>
    <style:style style:name="P1" style:family="paragraph" style:parent-style-name="Text_20_body">
      <style:text-properties style:font-name="Liberation Serif" officeooo:rsid="00199551" officeooo:paragraph-rsid="00199551"/>
    </style:style>
    <style:style style:name="P2" style:family="paragraph" style:parent-style-name="Text_20_body">
      <style:text-properties style:font-name="Liberation Serif" fo:font-size="12pt" officeooo:rsid="0021e919" officeooo:paragraph-rsid="0021e919" style:font-size-asian="12pt" style:font-size-complex="12pt"/>
    </style:style>
    <style:style style:name="P3" style:family="paragraph" style:parent-style-name="Text_20_body">
      <style:text-properties style:font-name="Liberation Serif" fo:font-size="12pt" officeooo:rsid="0022415c" officeooo:paragraph-rsid="0022415c" style:font-size-asian="12pt" style:font-size-complex="12pt"/>
    </style:style>
    <style:style style:name="P4" style:family="paragraph" style:parent-style-name="Standard">
      <style:text-properties officeooo:rsid="015877c2" officeooo:paragraph-rsid="001dbcce"/>
    </style:style>
    <style:style style:name="P5" style:family="paragraph" style:parent-style-name="Text_20_body">
      <style:text-properties officeooo:rsid="015877c2" officeooo:paragraph-rsid="001dbcce"/>
    </style:style>
    <style:style style:name="P6" style:family="paragraph" style:parent-style-name="Standard">
      <style:text-properties officeooo:rsid="0069fa1a" officeooo:paragraph-rsid="001dbcce"/>
    </style:style>
    <style:style style:name="P7" style:family="paragraph" style:parent-style-name="Text_20_body">
      <style:text-properties officeooo:rsid="0069fa1a" officeooo:paragraph-rsid="001dbcce"/>
    </style:style>
    <style:style style:name="P8" style:family="paragraph" style:parent-style-name="Text_20_body">
      <style:text-properties officeooo:rsid="0157e674" officeooo:paragraph-rsid="001dbcce"/>
    </style:style>
    <style:style style:name="P9" style:family="paragraph" style:parent-style-name="Text_20_body">
      <style:text-properties officeooo:rsid="006be288" officeooo:paragraph-rsid="001dbcce"/>
    </style:style>
    <style:style style:name="P10" style:family="paragraph" style:parent-style-name="Text_20_body">
      <style:text-properties officeooo:rsid="00cc9981" officeooo:paragraph-rsid="001dbcce"/>
    </style:style>
    <style:style style:name="P11" style:family="paragraph" style:parent-style-name="Text_20_body">
      <style:text-properties officeooo:rsid="015e471e" officeooo:paragraph-rsid="001dbcce"/>
    </style:style>
    <style:style style:name="P12" style:family="paragraph" style:parent-style-name="Text_20_body">
      <style:text-properties officeooo:rsid="006fce6b" officeooo:paragraph-rsid="001dbcce"/>
    </style:style>
    <style:style style:name="P13" style:family="paragraph" style:parent-style-name="Text_20_body">
      <style:text-properties officeooo:rsid="0158a55c" officeooo:paragraph-rsid="001dbcce"/>
    </style:style>
    <style:style style:name="P14" style:family="paragraph" style:parent-style-name="Text_20_body">
      <style:text-properties officeooo:rsid="01fc0c11" officeooo:paragraph-rsid="001dbcce"/>
    </style:style>
    <style:style style:name="P15" style:family="paragraph" style:parent-style-name="Text_20_body">
      <style:text-properties officeooo:rsid="0200139b" officeooo:paragraph-rsid="001dbcce"/>
    </style:style>
    <style:style style:name="P16" style:family="paragraph" style:parent-style-name="Text_20_body">
      <style:text-properties officeooo:rsid="015cf356" officeooo:paragraph-rsid="001dbcce"/>
    </style:style>
    <style:style style:name="P17" style:family="paragraph" style:parent-style-name="Text_20_body">
      <style:text-properties officeooo:rsid="01605c2c" officeooo:paragraph-rsid="001dbcce"/>
    </style:style>
    <style:style style:name="P18" style:family="paragraph" style:parent-style-name="Text_20_body">
      <style:text-properties officeooo:rsid="017adc61" officeooo:paragraph-rsid="001dbcce"/>
    </style:style>
    <style:style style:name="P19" style:family="paragraph" style:parent-style-name="Text_20_body">
      <style:text-properties officeooo:paragraph-rsid="001ff03e"/>
    </style:style>
    <style:style style:name="P20" style:family="paragraph" style:parent-style-name="Text_20_body">
      <style:text-properties fo:color="#000000" loext:opacity="100%" officeooo:paragraph-rsid="001ff03e"/>
    </style:style>
    <style:style style:name="P21" style:family="paragraph" style:parent-style-name="Text_20_body">
      <style:text-properties officeooo:rsid="00199551" officeooo:paragraph-rsid="00199551"/>
    </style:style>
    <style:style style:name="P22" style:family="paragraph" style:parent-style-name="Standard">
      <style:text-properties fo:color="#a31515" loext:opacity="100%" style:font-name="Cascadia Mono" fo:font-size="9.5pt" officeooo:paragraph-rsid="001ff03e" style:font-size-asian="9.5pt"/>
    </style:style>
    <style:style style:name="P23" style:family="paragraph" style:parent-style-name="Standard">
      <style:text-properties fo:color="#000000" loext:opacity="100%" style:font-name="Cascadia Mono" fo:font-size="9.5pt" officeooo:paragraph-rsid="001ff03e" style:font-size-asian="9.5pt"/>
    </style:style>
    <style:style style:name="P24" style:family="paragraph" style:parent-style-name="Heading_20_2">
      <style:text-properties officeooo:rsid="001ff03e" officeooo:paragraph-rsid="001ff03e"/>
    </style:style>
    <style:style style:name="P25" style:family="paragraph" style:parent-style-name="Text_20_body" style:list-style-name="L1">
      <style:text-properties officeooo:rsid="01fc0c11" officeooo:paragraph-rsid="001dbcce"/>
    </style:style>
    <style:style style:name="P26" style:family="paragraph" style:parent-style-name="Text_20_body" style:list-style-name="L1">
      <style:text-properties officeooo:rsid="01fda75b" officeooo:paragraph-rsid="001dbcce"/>
    </style:style>
    <style:style style:name="T1" style:family="text">
      <style:text-properties officeooo:rsid="001a4ef1"/>
    </style:style>
    <style:style style:name="T2" style:family="text">
      <style:text-properties style:font-name="Liberation Serif"/>
    </style:style>
    <style:style style:name="T3" style:family="text">
      <style:text-properties style:font-name="Liberation Serif" officeooo:rsid="001a4ef1"/>
    </style:style>
    <style:style style:name="T4" style:family="text">
      <style:text-properties style:font-name="Liberation Serif" fo:font-weight="bold" officeooo:rsid="001a4ef1" style:font-weight-asian="bold" style:font-weight-complex="bold"/>
    </style:style>
    <style:style style:name="T5" style:family="text">
      <style:text-properties style:font-name="Liberation Serif" fo:font-weight="bold" officeooo:rsid="001bf92f" style:font-weight-asian="bold" style:font-weight-complex="bold"/>
    </style:style>
    <style:style style:name="T6" style:family="text">
      <style:text-properties officeooo:rsid="015877c2"/>
    </style:style>
    <style:style style:name="T7" style:family="text">
      <style:text-properties officeooo:rsid="0158a55c"/>
    </style:style>
    <style:style style:name="T8" style:family="text">
      <style:text-properties officeooo:rsid="00c63bba"/>
    </style:style>
    <style:style style:name="T9" style:family="text">
      <style:text-properties fo:font-weight="normal" officeooo:rsid="00c5140b" style:font-weight-asian="normal" style:font-weight-complex="normal"/>
    </style:style>
    <style:style style:name="T10" style:family="text">
      <style:text-properties fo:font-weight="normal" officeooo:rsid="00c36d90" style:font-weight-asian="normal" style:font-weight-complex="normal"/>
    </style:style>
    <style:style style:name="T11" style:family="text">
      <style:text-properties fo:font-weight="normal" officeooo:rsid="0200139b" style:font-weight-asian="normal" style:font-weight-complex="normal"/>
    </style:style>
    <style:style style:name="T12" style:family="text">
      <style:text-properties fo:font-weight="normal" officeooo:rsid="0205daaa" style:font-weight-asian="normal" style:font-weight-complex="normal"/>
    </style:style>
    <style:style style:name="T13" style:family="text">
      <style:text-properties fo:font-weight="normal" officeooo:rsid="01bee363" style:font-weight-asian="normal" style:font-weight-complex="normal"/>
    </style:style>
    <style:style style:name="T14" style:family="text">
      <style:text-properties fo:font-weight="normal" officeooo:rsid="01c022dd" style:font-weight-asian="normal" style:font-weight-complex="normal"/>
    </style:style>
    <style:style style:name="T15" style:family="text">
      <style:text-properties fo:font-weight="normal" officeooo:rsid="01fe9b1f" style:font-weight-asian="normal" style:font-weight-complex="normal"/>
    </style:style>
    <style:style style:name="T16" style:family="text">
      <style:text-properties officeooo:rsid="006dda21"/>
    </style:style>
    <style:style style:name="T17" style:family="text">
      <style:text-properties officeooo:rsid="0093474a"/>
    </style:style>
    <style:style style:name="T18" style:family="text">
      <style:text-properties officeooo:rsid="006be288"/>
    </style:style>
    <style:style style:name="T19" style:family="text">
      <style:text-properties officeooo:rsid="0080a8e4"/>
    </style:style>
    <style:style style:name="T20" style:family="text">
      <style:text-properties officeooo:rsid="00cc9981"/>
    </style:style>
    <style:style style:name="T21" style:family="text">
      <style:text-properties officeooo:rsid="01bee363"/>
    </style:style>
    <style:style style:name="T22" style:family="text">
      <style:text-properties officeooo:rsid="0070c23b"/>
    </style:style>
    <style:style style:name="T23" style:family="text">
      <style:text-properties officeooo:rsid="015ad9ce"/>
    </style:style>
    <style:style style:name="T24" style:family="text">
      <style:text-properties officeooo:rsid="01bf156a"/>
    </style:style>
    <style:style style:name="T25" style:family="text">
      <style:text-properties officeooo:rsid="01fae54a"/>
    </style:style>
    <style:style style:name="T26" style:family="text">
      <style:text-properties officeooo:rsid="0200139b"/>
    </style:style>
    <style:style style:name="T27" style:family="text">
      <style:text-properties officeooo:rsid="01c022dd"/>
    </style:style>
    <style:style style:name="T28" style:family="text">
      <style:text-properties officeooo:rsid="01fe9b1f"/>
    </style:style>
    <style:style style:name="T29" style:family="text">
      <style:text-properties officeooo:rsid="015cf356"/>
    </style:style>
    <style:style style:name="T30" style:family="text">
      <style:text-properties officeooo:rsid="02ae5b0c"/>
    </style:style>
    <style:style style:name="T31" style:family="text">
      <style:text-properties officeooo:rsid="0164284c"/>
    </style:style>
    <style:style style:name="T32" style:family="text">
      <style:text-properties officeooo:rsid="017e350f"/>
    </style:style>
    <style:style style:name="T33" style:family="text">
      <style:text-properties officeooo:rsid="027af3ec"/>
    </style:style>
    <style:style style:name="T34" style:family="text">
      <style:text-properties officeooo:rsid="027c8bcf"/>
    </style:style>
    <style:style style:name="T35" style:family="text">
      <style:text-properties officeooo:rsid="001ff03e"/>
    </style:style>
    <style:style style:name="T36" style:family="text">
      <style:text-properties fo:font-variant="normal" fo:text-transform="none" fo:color="#000000" loext:opacity="100%" style:font-name="Open Sans" fo:font-size="11.25pt" fo:letter-spacing="normal" fo:font-style="normal" fo:font-weight="normal"/>
    </style:style>
    <style:style style:name="T37" style:family="text">
      <style:text-properties officeooo:rsid="0021e919"/>
    </style:style>
    <style:style style:name="T38" style:family="text">
      <style:text-properties officeooo:rsid="0022415c"/>
    </style:style>
    <style:style style:name="T39" style:family="text">
      <style:text-properties officeooo:rsid="0026b33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bookmark-start text:name="__RefHeading___Toc3467_529097087"/>Basic Find<text:bookmark-end text:name="__RefHeading___Toc3467_529097087"/></text:h>
      <text:p text:style-name="P8">The <text:span text:style-name="T6">basic </text:span>Find <text:span text:style-name="T6">option</text:span> allows users to specify single keyword/<text:span text:style-name="T7">string</text:span> for searching across header fields, mail text and attachments. <text:s/></text:p>
      <text:p text:style-name="P7"><text:span text:style-name="T8">Users can configure t</text:span><text:span text:style-name="T9">he se</text:span><text:span text:style-name="T10">arch scope by selecting all or subset of </text:span><text:span text:style-name="T9">the </text:span><text:span text:style-name="T10">from, to, subject, message </text:span><text:span text:style-name="T11">text, attachment name</text:span><text:span text:style-name="T12">s</text:span><text:span text:style-name="T10"> and attachment </text:span><text:span text:style-name="T12">text</text:span><text:span text:style-name="T10"> options. </text:span><text:span text:style-name="T13">The search succeeds if the specified keyword matches any of the checked fields.</text:span></text:p>
      <text:p text:style-name="P7">Click <text:span text:style-name="T16">the “</text:span>Edit” drop <text:span text:style-name="T17">menu</text:span> and select “Find” option to configure <text:span text:style-name="T18">and start the</text:span> search.<text:span text:style-name="T18"> Alternatively the CTRL+F will also present the search dialog.</text:span></text:p>
      <text:p text:style-name="P9">The search <text:span text:style-name="T19">dialog box</text:span> allows user to specify the search string, whether to match the whole word, whether the search is case sensitive, <text:span text:style-name="T8">configure the search scope, </text:span>the start and end dates to consider for filtering, <text:span text:style-name="T20">the Next/Previous search direction and whether to highlight all occurrences of the matched text.</text:span></text:p>
      <text:p text:style-name="P10">Note that the Next search start with the oldest email while the Previous search starts with the latest.</text:p>
      <text:p text:style-name="P11">The search logic simple, i.e. mail is considered a match if the search string is found in any of the checked fields <text:span text:style-name="T21">in</text:span> that mail.</text:p>
      <text:p text:style-name="P9"><draw:frame draw:style-name="fr2" draw:name="Image11" text:anchor-type="paragraph" svg:width="2.6354in" svg:height="2.6563in" draw:z-index="0"><draw:image xlink:href="Pictures/1000000000000160000001A8DA136BA98DEE24F0.png" xlink:type="simple" xlink:show="embed" xlink:actuate="onLoad" draw:mime-type="image/png"/></draw:frame></text:p>
      <text:p text:style-name="P9"/>
      <text:p text:style-name="P12">To repeat the search in order to <text:span text:style-name="T22">find </text:span>the next <text:span text:style-name="T22">matching </text:span>mail, <text:s/>click the “Edit” drop <text:span text:style-name="T17">menu</text:span> and select “Find again” option, <text:span text:style-name="T22">o</text:span>r select F3 <text:span text:style-name="T22">key</text:span>. </text:p>
      <text:p text:style-name="P12"><text:span text:style-name="T22">If <text:s/>“</text:span>Find again” <text:span text:style-name="T22">or F3 key is selected without prior “Find” or CTRL+F, the search dialog box will be presented to a user.</text:span></text:p>
      <text:h text:style-name="Heading_20_2" text:outline-level="2"><text:bookmark-start text:name="__RefHeading___Toc3469_529097087"/><text:soft-page-break/>Find <text:span text:style-name="T23">A</text:span>ll <text:span text:style-name="T23">O</text:span>ccur<text:span text:style-name="T23">r</text:span>ences <text:span text:style-name="T23">O</text:span>ption<text:bookmark-end text:name="__RefHeading___Toc3469_529097087"/></text:h>
      <text:p text:style-name="P5">User can check “Find all occurrences” to find al<text:span text:style-name="T7">l</text:span> matching mails. <text:span text:style-name="T24">Automatic h</text:span>ighlight<text:span text:style-name="T7">ing of</text:span> all keyword occur<text:span text:style-name="T7">r</text:span>ences is not supported in this case. <text:span text:style-name="T7">Matched mails will be displayed under the Found Mails List and the corresponding button in the dialog bar will be highlighted. User can left click on All Mails button to switch mail list back to All Mails. </text:span></text:p>
      <text:p text:style-name="P13">The basic Find can also be run while in the Found Mails list and while in User Selected Mails list when the list is enabled.</text:p>
      <text:p text:style-name="P5"><draw:frame draw:style-name="fr2" draw:name="Image18" text:anchor-type="paragraph" svg:width="2.2756in" svg:height="2.3083in" draw:z-index="2"><draw:image xlink:href="Pictures/1000000000000160000001A876D8B8DFACEB18DD.png" xlink:type="simple" xlink:show="embed" xlink:actuate="onLoad" draw:mime-type="image/png"/></draw:frame></text:p>
      <text:h text:style-name="Heading_20_2" text:outline-level="2"><text:bookmark-start text:name="__RefHeading___Toc5816_2014118223"/>Find mails that don’t match option<text:bookmark-end text:name="__RefHeading___Toc5816_2014118223"/></text:h>
      <text:p text:style-name="P5">User can check “Find mails that don’t match” option to find mails that don’t match search criteria.</text:p>
      <text:h text:style-name="Heading_20_2" text:outline-level="2"><text:bookmark-start text:name="__RefHeading___Toc5818_2014118223"/>Handlin<text:span text:style-name="T25">g</text:span> of special ‘*’ search string<text:bookmark-end text:name="__RefHeading___Toc5818_2014118223"/></text:h>
      <text:p text:style-name="P14">User can specify <text:span text:style-name="T26">single </text:span>‘*’ character as the search string to find subset of mails as follows:</text:p>
      <text:list xml:id="list2323938607" text:style-name="L1">
        <text:list-item>
          <text:p text:style-name="P25">Find mails that have CC header field by checking out CC check box only.</text:p>
        </text:list-item>
        <text:list-item>
          <text:p text:style-name="P25">Find mails that have BCC header field by checking only BCC check box only.</text:p>
        </text:list-item>
        <text:list-item>
          <text:p text:style-name="P25">Find mails that have at least one attachment by checking out Attachment Name check box only.</text:p>
        </text:list-item>
        <text:list-item>
          <text:p text:style-name="P26">Match all mails by checking out any of others check boxes <text:span text:style-name="T26">only</text:span>.</text:p>
        </text:list-item>
      </text:list>
      <text:p text:style-name="P15">NOTE that if the Find all occurrences option is not selected, user will be traversing the subset of mails/matched mails between the start and end dates.</text:p>
      <text:p text:style-name="P4"><draw:frame draw:style-name="fr2" draw:name="Image3" text:anchor-type="paragraph" svg:width="6.6929in" svg:height="3.5291in" draw:z-index="1"><draw:image xlink:href="Pictures/1000000000000592000002F07397AA6612538695.png" xlink:type="simple" xlink:show="embed" xlink:actuate="onLoad" draw:mime-type="image/png"/></draw:frame><text:soft-page-break/></text:p>
      <text:h text:style-name="Heading_20_1" text:outline-level="1"><text:bookmark-start text:name="__RefHeading___Toc3471_529097087"/><text:bookmark-start text:name="__RefNumPara__3687_2189482905"/>Advanced Find<text:bookmark-end text:name="__RefHeading___Toc3471_529097087"/><text:bookmark-end text:name="__RefNumPara__3687_2189482905"/></text:h>
      <text:p text:style-name="P8">The <text:span text:style-name="T6">advanced </text:span>Find <text:span text:style-name="T6">option</text:span> allows user to specify <text:span text:style-name="T27">different </text:span>keyword per each header field, mail text, <text:span text:style-name="T28">attachment name</text:span> and attachments.</text:p>
      <text:p text:style-name="P7"><text:span text:style-name="T8">Users can configure t</text:span><text:span text:style-name="T9">he se</text:span><text:span text:style-name="T10">arch scope by selecting all or subset of </text:span><text:span text:style-name="T9">the </text:span><text:span text:style-name="T10">from, to, subject, </text:span><text:span text:style-name="T14">cc, bcc, </text:span><text:span text:style-name="T10">message </text:span><text:span text:style-name="T15">text</text:span><text:span text:style-name="T10">, </text:span><text:span text:style-name="T15">attachment name</text:span><text:span text:style-name="T10"> and text attachments options.</text:span></text:p>
      <text:p text:style-name="P7">Click <text:span text:style-name="T16">the “</text:span>Edit” drop <text:span text:style-name="T17">menu</text:span> and select “Find <text:span text:style-name="T29">Advanced</text:span>” option to configure <text:span text:style-name="T18">and start the</text:span> search.</text:p>
      <text:p text:style-name="P16">The Find Advanced is also available as menu option for the selected mail. Right click on the mail <text:s/>and select Find Advanced option. Mbox <text:span text:style-name="T30">V</text:span>iewer will pre-populate From, To and Subject fields in this case.</text:p>
      <text:p text:style-name="P6"><draw:frame draw:style-name="fr2" draw:name="Image19" text:anchor-type="paragraph" svg:width="2.7335in" svg:height="2.9957in" draw:z-index="3"><draw:image xlink:href="Pictures/1000000000000244000002760E4E47414C8773E9.png" xlink:type="simple" xlink:show="embed" xlink:actuate="onLoad" draw:mime-type="image/png"/></draw:frame></text:p>
      <text:p text:style-name="P17"><text:soft-page-break/>Only checked fields are use by matching logic <text:span text:style-name="T27">and </text:span>search strings are ignored if present unless field is checked.</text:p>
      <text:p text:style-name="P17">The search logic is <text:span text:style-name="T31">hard-coded</text:span> for <text:span text:style-name="T32">the </text:span>most common case<text:span text:style-name="T33">s. Select “Configure Filter Rule” button to <text:s text:c="2"/></text:span><text:span text:style-name="T34">start dialog and </text:span><text:span text:style-name="T33">select one of the preconfigured filter rules. <text:s text:c="7"/></text:span></text:p>
      <text:p text:style-name="P17"><draw:frame draw:style-name="fr1" draw:name="Image32" text:anchor-type="char" svg:width="6.6929in" svg:height="3.7417in" draw:z-index="4"><draw:image xlink:href="Pictures/10000000000004D4000002B3EFF32323FE50C0F6.png" xlink:type="simple" xlink:show="embed" xlink:actuate="onLoad" draw:mime-type="image/png"/></draw:frame></text:p>
      <text:p text:style-name="P18">More complex searching can be achieved by leveraging User Selected mails list. User can run multiple advanced searches and merge results into <text:span text:style-name="T32">U</text:span>ser Selected <text:span text:style-name="T32">M</text:span>ails list.</text:p>
      <text:h text:style-name="Heading_20_2" text:outline-level="2"><text:bookmark-start text:name="__RefHeading___Toc5820_2014118223"/>Find <text:span text:style-name="T28">all </text:span>mails that don’t match option<text:bookmark-end text:name="__RefHeading___Toc5820_2014118223"/></text:h>
      <text:p text:style-name="P5">User can check “Find all mails that don’t match” option to find mails that don’t match search criteria.</text:p>
      <text:h text:style-name="Heading_20_2" text:outline-level="2"><text:bookmark-start text:name="__RefHeading___Toc5822_2014118223"/>Handlin<text:span text:style-name="T25">g</text:span> of special ‘*’ search string<text:bookmark-end text:name="__RefHeading___Toc5822_2014118223"/></text:h>
      <text:p text:style-name="P14">User can specify <text:span text:style-name="T26">single </text:span>‘*’ character as the search string <text:span text:style-name="T26">in any of the Filter fields </text:span>to find subset of mails as follows:</text:p>
      <text:list text:continue-list="list2323938607" text:style-name="L1">
        <text:list-item text:start-value="1">
          <text:p text:style-name="P25">Find <text:span text:style-name="T26">all </text:span>mails that have CC header field by checking out CC check box only.</text:p>
        </text:list-item>
        <text:list-item>
          <text:p text:style-name="P25">Find <text:span text:style-name="T26">all </text:span>mails that have BCC header field by checking only BCC check box only.</text:p>
        </text:list-item>
        <text:list-item>
          <text:p text:style-name="P25">Find all mails that have at least one attachment by checking out Attachment Name check box only.</text:p>
        </text:list-item>
        <text:list-item>
          <text:p text:style-name="P26">Match all mails by checking out any of others check boxes <text:span text:style-name="T26">only.</text:span></text:p>
        </text:list-item>
      </text:list>
      <text:h text:style-name="Heading_20_1" text:outline-level="1"><text:soft-page-break/>Search Reliability</text:h>
      <text:p text:style-name="Standard"/>
      <text:p text:style-name="P1"><text:span text:style-name="T1">MBox Viewer s</text:span>earching is Unicode based <text:span text:style-name="T1">since version 1.0.3.40</text:span>. <text:s/>The search string, <text:span text:style-name="T1">m</text:span>ail <text:span text:style-name="T1">h</text:span>eader fields and mail content are encoded first as Unicode UTF8 strings. Encoding into UT8 is done on the fly in most cases.</text:p>
      <text:p text:style-name="P21"><text:span text:style-name="T2">Comparing Unicode strings has challenges since the same character may have multiple binary representation. To overcome the problem, Unicode strings need to be normalized before they can be compared. <text:s text:c="2"/></text:span><text:span text:style-name="T3">MBox Viewer relies on non-canonical normalization form KC. String normalization is not without issues. </text:span><text:span text:style-name="T4">To help to resolve or minimize issue</text:span><text:span text:style-name="T5">s</text:span><text:span text:style-name="T4">, please create tickets and provide as many details as possible to help to diagnose the issue.</text:span></text:p>
      <text:h text:style-name="P24" text:outline-level="2">Search for Words</text:h>
      <text:p text:style-name="P19"><text:span text:style-name="T35">Search for words is quite reliable for words </text:span><text:span text:style-name="T37">composed from the following characters from </text:span><text:span text:style-name="T35">ASCII and ISO-8859-1 (</text:span><text:span text:style-name="T36">Also known as ISO Latin 1</text:span><text:span text:style-name="T35">) </text:span><text:span text:style-name="T37">character sets:</text:span></text:p>
      <text:p text:style-name="P22">"0123456789abcdefghijklmnopqrstuvwxyz_ABCDEFGHIJKLMNOPQRSTUVWXYZÀÁÂÃÄÅÆÇÈÉÊËÌÍÎÏÐÑÒÓÔÕÖØÙÚÛÜÝÞßàáâãäåæçèéêëìíîïðñòóôõöøùúûüýþÿ"</text:p>
      <text:p text:style-name="P23"/>
      <text:p text:style-name="P2"><text:span text:style-name="T35">A</text:span>ny other characters from <text:span text:style-name="T35">ASCII and ISO-8859-1 </text:span>sets are considered as word delimiters.</text:p>
      <text:p text:style-name="P2">Searching for words in other character sets/languages is currently not reliable for the following reasons:</text:p>
      <text:p text:style-name="P2">1. Some languages don’t have word delimiters</text:p>
      <text:p text:style-name="P2">2. Set of all UNICODE delimiters is very large and currently not known to MBox Viewer. <text:span text:style-name="T38">Future releases may enhance the search.</text:span></text:p>
      <text:p text:style-name="P3">Option to search for words should <text:span text:style-name="T39">not be set</text:span> when searching emails not composed from <text:span text:style-name="T35">ASCII and ISO-8859-1 </text:span>character sets.</text:p>
      <text:p text:style-name="P3"/>
      <text:p text:style-name="P3"/>
      <text:p text:style-name="P2"/>
      <text:p text:style-name="P2"/>
      <text:p text:style-name="P2"/>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Lucida Grand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Zbigniew Minciel</meta:initial-creator>
    <meta:editing-duration>PT1H18M35S</meta:editing-duration>
    <meta:editing-cycles>9</meta:editing-cycles>
    <meta:generator>LibreOffice/7.5.5.2$Windows_X86_64 LibreOffice_project/ca8fe7424262805f223b9a2334bc7181abbcbf5e</meta:generator>
    <dc:date>2024-02-10T01:07:29.336000000</dc:date>
    <meta:document-statistic meta:table-count="0" meta:image-count="5" meta:object-count="0" meta:page-count="5" meta:paragraph-count="48" meta:word-count="951" meta:character-count="5705" meta:non-whitespace-character-count="4781"/>
  </office:meta>
</office:document-meta>
</file>